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256in"/>
    </style:style>
    <style:style style:name="co3" style:family="table-column">
      <style:table-column-properties fo:break-before="auto" style:column-width="6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1.y</text:p>
          </table:table-cell>
          <table:table-cell table:style-name="ce1" office:value-type="string" calcext:value-type="string">
            <text:p>Test 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web@ /home/jeff/jaiabot/src/web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babel/core@7.25.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babel/plugin-proposal-class-properties@7.18.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babel/plugin-proposal-nullish-coalescing-operator@7.18.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babel/plugin-proposal-optional-chaining@7.21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babel/preset-env@7.25.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babel/preset-react@7.24.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emotion/react@11.13.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emotion/styled@11.13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fortawesome/fontawesome-svg-core@6.6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fortawesome/free-regular-svg-icons@6.6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fortawesome/free-solid-svg-icons@6.6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fortawesome/react-fontawesome@0.2.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jest/globals@29.7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mdi/js@7.4.4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mdi/react@1.6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mui/icons-material@5.16.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mui/joy@5.0.0-beta.4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mui/material@5.16.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esting-library/dom@10.4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esting-library/jest-dom@6.5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esting-library/react@15.0.7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├── @testing-library/user-event@14.5.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urf/turf@6.5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chroma-js@2.4.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downloadjs@1.4.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jest@29.5.1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jquery@3.5.3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jqueryui@1.12.2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lodash.clonedeep@4.5.9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node@20.16.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plotly.js@2.33.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proj4@2.5.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react-dom@18.3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react-gamepad@1.0.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react@18.3.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types/toastr@2.1.4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@webpack-cli/generators@3.0.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babel-eslint@10.1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babel-jest@29.7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babel-loader@9.1.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babel-plugin-transform-react-remove-prop-types@0.4.2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babel-polyfill@6.26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buffer@6.0.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chroma-js@2.6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clean-webpack-plugin@4.0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copy-webpack-plugin@11.0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css-loader@4.3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dotenv-webpack@8.1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downloadjs@1.4.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es6-promise@4.2.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eslint-plugin-import@2.29.1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├── eslint-plugin-jest-dom@5.4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eslint-plugin-jsx-a11y@6.9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eslint-plugin-react@7.35.0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├── eslint-plugin-testing-library@6.3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eslint@8.57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fake-indexeddb@6.0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geotiff@2.1.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html-webpack-plugin@5.6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husky@9.1.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idb@7.1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isomorphic-fetch@3.0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jest-environment-jsdom@29.7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jest@29.7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jquery-ui@1.14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jquery@3.7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json-loader@0.5.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jszip@3.10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less-loader@11.1.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less-vars-loader@1.1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less@3.13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lodash.clonedeep@4.5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mdi@2.2.4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node-bin-setup@1.1.3 extraneou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node@19.8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npm@9.9.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ol-layerswitcher@v4.1.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ol@7.2.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p-limit@5.0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package.json@2.0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plotly.js-dist@2.34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plotly@1.0.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prettier@3.2.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proj4@2.12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react-dom@18.3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react-joystick-component@6.2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react-router-dom@6.26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react@18.3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reset-css@5.0.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resolve-cwd@3.0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romans@2.0.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style-loader@1.3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terser-webpack-plugin@4.2.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toastr@2.1.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ts-jest@29.2.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ts-loader@9.5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typescript@4.9.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url-loader@4.1.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webpack-cli@4.10.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├── webpack-dev-server@4.15.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└── webpack@5.94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9:52:19.023891679</meta:creation-date>
    <dc:date>2024-08-30T11:37:29.434477585</dc:date>
    <meta:editing-duration>P2DT1H35M</meta:editing-duration>
    <meta:editing-cycles>1</meta:editing-cycles>
    <meta:document-statistic meta:table-count="1" meta:cell-count="203" meta:object-count="0"/>
    <meta:generator>LibreOffice/7.3.7.2$Linux_X86_64 LibreOffice_project/30$Build-2</meta:generator>
  </office:meta>
</office:document-meta>
</file>